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13f832" officeooo:paragraph-rsid="0013f832" style:text-blinking="false" fo:background-color="transparent"/>
    </style:style>
    <style:style style:name="P3" style:family="paragraph" style:parent-style-name="Text_20_body">
      <style:paragraph-properties fo:margin-top="0cm" fo:margin-bottom="0cm" style:contextual-spacing="false" fo:line-height="138%" style:writing-mode="lr-tb"/>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Álvaro Ortiz Martín-Palanco<text:tab/><text:tab/><text:tab/><text:tab/><text:tab/>Proyecto Java Dam1</text:p>
      <text:p text:style-name="P1"/>
      <text:p text:style-name="P1"><text:bookmark text:name="docs-internal-guid-998ea0c0-7fff-fc14-7e8d-860eeb89be77"/>Mi proyecto trata sobre el clásico juego <text:span text:style-name="T3">Hundir la flota</text:span>. </text:p>
      <text:p text:style-name="Text_20_body"/>
      <text:p text:style-name="P1">Consiste en <text:span text:style-name="T3">dos jugadores</text:span> con un tablero cada uno en el que cada uno tendrá una flota naval que tendrá que desplegar en el tablero en forma de casillas.Cada jugador tendrá un turno para realizar un ataque, ese ataque deberá impactar los barcos del contrincante y hundirlos para poder ganar antes de que el oponente hunda los suyos</text:p>
      <text:p text:style-name="Text_20_body"/>
      <text:p text:style-name="P1">No es un proyecto muy ambicioso ya que es completamente por consola y no hay ningún tipo de motor gráfico pero considero que para una persona llega al 5 al menos jajaja, tenia varias ideas también como un juego tipo trivial de preguntas o un buscaminas pero me decidí por este, ya que el buscaminas y trivial creo que eran relativamente simples como para proyecto.</text:p>
      <text:p text:style-name="Text_20_body"/>
      <text:p text:style-name="P3"><text:span text:style-name="T1">La idea es que cada jugador despliega sus barcos al principio de partida, una vez desplegados comienza la fase de ataque, donde cada uno intentará hundir todos los barcos. (</text:span><text:span text:style-name="T2">Hago una pausa para recalcar que esta basado en el juego original y no hay modificaciones más allá de las estadísticas finales que son “inventadas” ya que también quería implementar que hubiera un número limitado de ataques pero es posible que no acabase la partida por lo que decidí no adaptar esa modificación</text:span><text:span text:style-name="T1">).</text:span></text:p>
      <text:p text:style-name="P1">Después de toda la fase de ataque y todos los barcos hundidos el programa mostrará las estadísticas de cada jugado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08:48:12.087753729</meta:creation-date>
    <dc:date>2024-05-23T08:49:40.332244430</dc:date>
    <meta:editing-duration>PT1M29S</meta:editing-duration>
    <meta:editing-cycles>1</meta:editing-cycles>
    <meta:document-statistic meta:table-count="0" meta:image-count="0" meta:object-count="0" meta:page-count="1" meta:paragraph-count="6" meta:word-count="241" meta:character-count="1404" meta:non-whitespace-character-count="1164"/>
    <meta:generator>LibreOffice/7.5.4.2$Linux_X86_64 LibreOffice_project/50$Build-2</meta:generator>
  </office:meta>
</office:document-meta>
</file>